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1C0000268E180CD9C7.svm"/>
  <manifest:file-entry manifest:media-type="" manifest:full-path="Pictures/200000070000241300000E94BD2248DE.svm"/>
  <manifest:file-entry manifest:media-type="" manifest:full-path="Pictures/20000007000027970000441D58C8E90C.svm"/>
  <manifest:file-entry manifest:media-type="" manifest:full-path="Pictures/200000070000286A0000476C2369F409.svm"/>
  <manifest:file-entry manifest:media-type="" manifest:full-path="Pictures/20000007000025EF00000FD16E9AF22A.svm"/>
  <manifest:file-entry manifest:media-type="" manifest:full-path="Pictures/20000007000024E700000EFDDB6236A8.svm"/>
  <manifest:file-entry manifest:media-type="" manifest:full-path="Pictures/20000007000024E700000EFD3CDB256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 Output(s) ---</text:p>
      <text:p text:style-name="P1"><draw:frame draw:style-name="fr1" draw:name="graphics1" text:anchor-type="paragraph" svg:x="0.0516in" svg:y="0.052in" svg:width="4.0728in" svg:height="7.1984in" draw:z-index="0"><draw:image xlink:href="Pictures/200000070000286A0000476C2369F409.svm" xlink:type="simple" xlink:show="embed" xlink:actuate="onLoad"/></draw:frame></text:p>
      <text:p text:style-name="P1"/>
      <text:p text:style-name="P1"/>
      <text:p text:style-name="P1"><draw:frame draw:style-name="fr1" draw:name="graphics2" text:anchor-type="paragraph" svg:x="-0.761in" svg:y="0.0854in" svg:width="3.9902in" svg:height="6.8654in" draw:z-index="1"><draw:image xlink:href="Pictures/20000007000027970000441D58C8E90C.svm" xlink:type="simple" xlink:show="embed" xlink:actuate="onLoad"/></draw:frame><draw:frame draw:style-name="fr1" draw:name="graphics3" text:anchor-type="paragraph" svg:x="3.2283in" svg:y="0in" svg:width="3.7402in" svg:height="3.8862in" draw:z-index="2"><draw:image xlink:href="Pictures/200000070000251C0000268E180CD9C7.svm" xlink:type="simple" xlink:show="embed" xlink:actuate="onLoad"/></draw:frame><draw:frame draw:style-name="fr1" draw:name="graphics4" text:anchor-type="paragraph" svg:x="3.8535in" svg:y="3.9791in" svg:width="3.7193in" svg:height="1.5102in" draw:z-index="3"><draw:image xlink:href="Pictures/20000007000024E700000EFD3CDB2563.svm" xlink:type="simple" xlink:show="embed" xlink:actuate="onLoad"/></draw:frame><draw:frame draw:style-name="fr1" draw:name="graphics5" text:anchor-type="paragraph" svg:x="3.8535in" svg:y="5.489in" svg:width="3.7193in" svg:height="1.5102in" draw:z-index="4"><draw:image xlink:href="Pictures/20000007000024E700000EFDDB6236A8.svm" xlink:type="simple" xlink:show="embed" xlink:actuate="onLoad"/></draw:frame><draw:frame draw:style-name="fr1" draw:name="graphics6" text:anchor-type="paragraph" svg:x="-0.7618in" svg:y="7.2398in" svg:width="3.6362in" svg:height="1.4693in" draw:z-index="5"><draw:image xlink:href="Pictures/200000070000241300000E94BD2248DE.svm" xlink:type="simple" xlink:show="embed" xlink:actuate="onLoad"/></draw:frame><draw:frame draw:style-name="fr1" draw:name="graphics7" text:anchor-type="paragraph" svg:x="2.9264in" svg:y="7.2398in" svg:width="3.8228in" svg:height="1.5937in" draw:z-index="6"><draw:image xlink:href="Pictures/20000007000025EF00000FD16E9AF22A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9T16:08:06</meta:creation-date>
    <dc:date>2019-02-16T18:28:58.97</dc:date>
    <meta:editing-cycles>3</meta:editing-cycles>
    <meta:editing-duration>PT12M50S</meta:editing-duration>
    <meta:generator>OpenOffice/4.1.5$Win32 OpenOffice.org_project/415m1$Build-9789</meta:generator>
    <meta:document-statistic meta:table-count="0" meta:image-count="7" meta:object-count="0" meta:page-count="2" meta:paragraph-count="1" meta:word-count="3" meta:character-count="17"/>
  </office:meta>
</office:document-meta>
</file>